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2a9a9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14" style:family="graphic" style:parent-style-name="standard">
      <style:graphic-properties draw:fill="solid" draw:fill-color="#a9e2a9" draw:textarea-vertical-align="middle"/>
    </style:style>
    <style:style style:name="gr15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8.572cm">
          <text:p text:style-name="P1">junior</text:p>
        </draw:rect>
        <draw:connector draw:style-name="gr4" draw:text-style-name="P1" draw:layer="layout" svg:x1="5.079cm" svg:y1="6.508cm" svg:x2="10.16cm" svg:y2="9.366cm" draw:start-shape="id2" draw:start-glue-point="1" draw:end-shape="id5" draw:end-glue-point="3" svg:d="M5079 6508h2541v2858h2540">
          <text:p/>
        </draw:connector>
        <draw:rect draw:style-name="gr3" draw:text-style-name="P1" xml:id="id6" draw:id="id6" draw:layer="layout" svg:width="4.445cm" svg:height="1.588cm" svg:x="17.145cm" svg:y="8.57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9.366cm" svg:x2="17.145cm" svg:y2="9.366cm" draw:start-shape="id5" draw:start-glue-point="1" draw:end-shape="id6" draw:end-glue-point="3" svg:d="M13652 9366h3493">
          <text:p/>
        </draw:connector>
        <draw:rect draw:style-name="gr2" draw:text-style-name="P1" xml:id="id7" draw:id="id7" draw:layer="layout" svg:width="3.492cm" svg:height="1.588cm" svg:x="10.16cm" svg:y="12.699cm">
          <text:p text:style-name="P1">john</text:p>
        </draw:rect>
        <draw:connector draw:style-name="gr4" draw:text-style-name="P1" draw:layer="layout" svg:x1="5.079cm" svg:y1="6.508cm" svg:x2="10.16cm" svg:y2="13.493cm" draw:start-shape="id2" draw:start-glue-point="1" draw:end-shape="id7" draw:end-glue-point="3" svg:d="M5079 6508h2541v6985h2540">
          <text:p/>
        </draw:connector>
        <draw:rect draw:style-name="gr3" draw:text-style-name="P1" xml:id="id8" draw:id="id8" draw:layer="layout" svg:width="4.445cm" svg:height="1.588cm" svg:x="17.145cm" svg:y="12.69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3.493cm" svg:x2="17.145cm" svg:y2="13.493cm" draw:start-shape="id7" draw:start-glue-point="1" draw:end-shape="id8" draw:end-glue-point="3" svg:d="M13652 13493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2" xml:id="id25" draw:id="id25" draw:layer="layout" svg:width="3.492cm" svg:height="1.588cm" svg:x="2.54cm" svg:y="8.89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landing</text:span></text:p>
        </draw:rect>
        <draw:rect draw:style-name="gr6" draw:text-style-name="P2" xml:id="id31" draw:id="id31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0" draw:id="id30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7" draw:id="id27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3" draw:id="id33" draw:layer="layout" svg:width="1.27cm" svg:height="1.271cm" svg:x="25.718cm" svg:y="12.998cm">
          <text:p text:style-name="P1"><text:span text:style-name="T1">$d</text:span></text:p>
        </draw:rect>
        <draw:rect draw:style-name="gr6" draw:text-style-name="P2" xml:id="id32" draw:id="id32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29" draw:id="id29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8" draw:id="id28" draw:layer="layout" svg:width="3.175cm" svg:height="1.271cm" svg:x="10.795cm" svg:y="3.426cm">
          <text:p text:style-name="P1"><text:span text:style-name="T1">$map</text:span></text:p>
        </draw:rect>
        <draw:custom-shape draw:style-name="gr7" draw:text-style-name="P1" xml:id="id24" draw:id="id24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4" draw:start-glue-point="8" draw:end-shape="id25" draw:end-glue-point="3" svg:d="M1587 2222v7462h953">
          <text:p/>
        </draw:connector>
        <draw:rect draw:style-name="gr6" draw:text-style-name="P2" xml:id="id26" draw:id="id26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4" draw:start-glue-point="8" draw:end-shape="id26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6" draw:start-glue-point="2" draw:end-shape="id25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7" draw:start-glue-point="3" draw:end-shape="id26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8" draw:start-glue-point="3" draw:end-shape="id26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29" draw:start-glue-point="3" draw:end-shape="id26" svg:d="M10795 11029h-2222v-6584h-2223">
          <text:p/>
        </draw:connector>
        <draw:connector draw:style-name="gr1" draw:text-style-name="P1" draw:layer="layout" svg:x1="10.795cm" svg:y1="6.464cm" svg:x2="6.35cm" svg:y2="4.445cm" draw:start-shape="id30" draw:start-glue-point="3" draw:end-shape="id26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1" draw:start-glue-point="3" draw:end-shape="id26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2" draw:start-glue-point="3" draw:end-shape="id26" draw:end-glue-point="1" svg:d="M10795 13633h-2222v-9188h-2223">
          <text:p/>
        </draw:connector>
        <draw:rect draw:style-name="gr3" draw:text-style-name="P2" xml:id="id34" draw:id="id34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5" draw:id="id35" draw:layer="layout" svg:width="4.128cm" svg:height="1.271cm" svg:x="15.874cm" svg:y="8.17cm">
          <text:p text:style-name="P1"><text:span text:style-name="T1">trader</text:span></text:p>
        </draw:rect>
        <draw:rect draw:style-name="gr3" draw:text-style-name="P2" xml:id="id36" draw:id="id36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7" draw:id="id37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8" draw:id="id38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39" draw:id="id39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3" draw:start-glue-point="3" draw:end-shape="id34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4" draw:start-glue-point="3" draw:end-shape="id32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5" draw:start-glue-point="3" draw:end-shape="id31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6" draw:start-glue-point="3" draw:end-shape="id30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7" draw:start-glue-point="3" draw:end-shape="id29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8" draw:start-glue-point="3" draw:end-shape="id28" svg:d="M18097 4061h-4127">
          <text:p/>
        </draw:connector>
        <draw:connector draw:style-name="gr4" draw:text-style-name="P1" draw:layer="layout" draw:type="line" svg:x1="18.097cm" svg:y1="1.756cm" svg:x2="13.97cm" svg:y2="1.754cm" draw:start-shape="id39" draw:start-glue-point="3" draw:end-shape="id27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2" xml:id="id41" draw:id="id41" draw:layer="layout" svg:width="3.492cm" svg:height="1.588cm" svg:x="2.857cm" svg:y="4.127cm">
          <text:p text:style-name="P1"><text:span text:style-name="T1">head</text:span></text:p>
        </draw:rect>
        <draw:rect draw:style-name="gr6" draw:text-style-name="P2" xml:id="id57" draw:id="id57" draw:layer="layout" svg:width="3.175cm" svg:height="1.271cm" svg:x="22.225cm" svg:y="12.699cm">
          <text:p text:style-name="P1"><text:span text:style-name="T1">$coins</text:span></text:p>
        </draw:rect>
        <draw:rect draw:style-name="gr6" draw:text-style-name="P2" xml:id="id58" draw:id="id58" draw:layer="layout" svg:width="5.08cm" svg:height="1.271cm" svg:x="22.225cm" svg:y="14.605cm">
          <text:p text:style-name="P1"><text:span text:style-name="T1">$characterSheet</text:span></text:p>
        </draw:rect>
        <draw:rect draw:style-name="gr6" draw:text-style-name="P2" xml:id="id55" draw:id="id55" draw:layer="layout" svg:width="3.175cm" svg:height="1.271cm" svg:x="22.225cm" svg:y="8.889cm">
          <text:p text:style-name="P1"><text:span text:style-name="T1">$splash</text:span></text:p>
        </draw:rect>
        <draw:rect draw:style-name="gr6" draw:text-style-name="P2" xml:id="id56" draw:id="id56" draw:layer="layout" svg:width="4.762cm" svg:height="1.271cm" svg:x="22.226cm" svg:y="10.794cm">
          <text:p text:style-name="P1"><text:span text:style-name="T1">$newCharacter</text:span></text:p>
        </draw:rect>
        <draw:rect draw:style-name="gr6" draw:text-style-name="P2" draw:layer="layout" svg:width="3.81cm" svg:height="1.271cm" svg:x="22.225cm" svg:y="16.509cm">
          <text:p text:style-name="P1"><text:span text:style-name="T1">$database</text:span></text:p>
        </draw:rect>
        <draw:rect draw:style-name="gr6" draw:text-style-name="P2" xml:id="id59" draw:id="id59" draw:layer="layout" svg:width="3.175cm" svg:height="1.271cm" svg:x="22.225cm" svg:y="18.414cm">
          <text:p text:style-name="P1"><text:span text:style-name="T1">$map</text:span></text:p>
        </draw:rect>
        <draw:custom-shape draw:style-name="gr7" draw:text-style-name="P1" xml:id="id40" draw:id="id40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857cm" svg:y2="4.921cm" draw:start-shape="id40" draw:start-glue-point="8" draw:end-shape="id41" draw:end-glue-point="3" svg:d="M1587 2222v2699h1270">
          <text:p/>
        </draw:connector>
        <draw:rect draw:style-name="gr8" draw:text-style-name="P2" xml:id="id42" draw:id="id42" draw:layer="layout" svg:width="4.762cm" svg:height="1.271cm" svg:x="9.525cm" svg:y="0.951cm">
          <text:p text:style-name="P1"><text:span text:style-name="T1">jquery-ui</text:span></text:p>
        </draw:rect>
        <draw:rect draw:style-name="gr8" draw:text-style-name="P2" xml:id="id43" draw:id="id43" draw:layer="layout" svg:width="4.762cm" svg:height="1.271cm" svg:x="9.525cm" svg:y="3.175cm">
          <text:p text:style-name="P1"><text:span text:style-name="T1">docReady</text:span></text:p>
        </draw:rect>
        <draw:connector draw:style-name="gr1" draw:text-style-name="P1" draw:layer="layout" svg:x1="9.525cm" svg:y1="1.586cm" svg:x2="6.349cm" svg:y2="4.921cm" draw:start-shape="id42" draw:end-shape="id41" svg:d="M9525 1586h-1588v3335h-1588">
          <text:p/>
        </draw:connector>
        <draw:connector draw:style-name="gr1" draw:text-style-name="P1" draw:layer="layout" svg:x1="9.525cm" svg:y1="3.81cm" svg:x2="6.349cm" svg:y2="4.921cm" draw:start-shape="id43" draw:end-shape="id41" draw:end-glue-point="1" svg:d="M9525 3810h-1588v1111h-1588">
          <text:p/>
        </draw:connector>
        <draw:rect draw:style-name="gr8" draw:text-style-name="P2" xml:id="id44" draw:id="id44" draw:layer="layout" svg:width="4.762cm" svg:height="1.271cm" svg:x="9.525cm" svg:y="5.079cm">
          <text:p text:style-name="P1"><text:span text:style-name="T1">switchScreen</text:span></text:p>
        </draw:rect>
        <draw:rect draw:style-name="gr8" draw:text-style-name="P2" xml:id="id45" draw:id="id45" draw:layer="layout" svg:width="4.762cm" svg:height="1.271cm" svg:x="9.525cm" svg:y="6.985cm">
          <text:p text:style-name="P1"><text:span text:style-name="T1">switchBack</text:span></text:p>
        </draw:rect>
        <draw:connector draw:style-name="gr1" draw:text-style-name="P1" draw:layer="layout" svg:x1="9.525cm" svg:y1="5.714cm" svg:x2="6.349cm" svg:y2="4.921cm" draw:start-shape="id44" draw:end-shape="id41" draw:end-glue-point="1" svg:d="M9525 5714h-1588v-793h-1588">
          <text:p/>
        </draw:connector>
        <draw:connector draw:style-name="gr1" draw:text-style-name="P1" draw:layer="layout" svg:x1="9.525cm" svg:y1="7.62cm" svg:x2="6.349cm" svg:y2="4.921cm" draw:start-shape="id45" draw:start-glue-point="3" draw:end-shape="id41" draw:end-glue-point="1" svg:d="M9525 7620h-1588v-2699h-1588">
          <text:p/>
        </draw:connector>
        <draw:rect draw:style-name="gr3" draw:text-style-name="P2" xml:id="id46" draw:id="id46" draw:layer="layout" svg:width="4.762cm" svg:height="1.271cm" svg:x="9.525cm" svg:y="8.89cm">
          <text:p text:style-name="P1"><text:span text:style-name="T1">style</text:span></text:p>
        </draw:rect>
        <draw:connector draw:style-name="gr1" draw:text-style-name="P1" draw:layer="layout" svg:x1="9.525cm" svg:y1="9.525cm" svg:x2="6.349cm" svg:y2="4.921cm" draw:start-shape="id46" draw:start-glue-point="3" draw:end-shape="id41" draw:end-glue-point="1" svg:d="M9525 9525h-1588v-4604h-1588">
          <text:p/>
        </draw:connector>
        <draw:rect draw:style-name="gr3" draw:text-style-name="P2" xml:id="id47" draw:id="id47" draw:layer="layout" svg:width="3.492cm" svg:height="1.588cm" svg:x="2.858cm" svg:y="13.652cm">
          <text:p text:style-name="P1"><text:span text:style-name="T1">body</text:span></text:p>
        </draw:rect>
        <draw:connector draw:style-name="gr1" draw:text-style-name="P1" draw:layer="layout" svg:x1="2.858cm" svg:y1="14.446cm" svg:x2="1.587cm" svg:y2="2.222cm" draw:start-shape="id47" draw:start-glue-point="3" draw:end-shape="id40" draw:end-glue-point="8" svg:d="M2858 14446h-1271v-12224">
          <text:p/>
        </draw:connector>
        <draw:rect draw:style-name="gr3" draw:text-style-name="P2" xml:id="id48" draw:id="id48" draw:layer="layout" svg:width="3.492cm" svg:height="1.588cm" svg:x="8.255cm" svg:y="11.43cm">
          <text:p text:style-name="P1"><text:span text:style-name="T1">#screen1</text:span></text:p>
        </draw:rect>
        <draw:rect draw:style-name="gr3" draw:text-style-name="P2" xml:id="id49" draw:id="id49" draw:layer="layout" svg:width="3.492cm" svg:height="1.588cm" svg:x="8.255cm" svg:y="13.652cm">
          <text:p text:style-name="P1"><text:span text:style-name="T1">#screen2</text:span></text:p>
        </draw:rect>
        <draw:rect draw:style-name="gr3" draw:text-style-name="P2" xml:id="id50" draw:id="id50" draw:layer="layout" svg:width="3.492cm" svg:height="1.588cm" svg:x="8.255cm" svg:y="16.192cm">
          <text:p text:style-name="P1"><text:span text:style-name="T1">#wrapper</text:span></text:p>
        </draw:rect>
        <draw:rect draw:style-name="gr3" draw:text-style-name="P2" xml:id="id51" draw:id="id51" draw:layer="layout" svg:width="2.223cm" svg:height="1.27cm" svg:x="13.335cm" svg:y="14.822cm">
          <text:p text:style-name="P1"><text:span text:style-name="T1">div</text:span></text:p>
        </draw:rect>
        <draw:rect draw:style-name="gr3" draw:text-style-name="P2" xml:id="id52" draw:id="id52" draw:layer="layout" svg:width="2.223cm" svg:height="1.27cm" svg:x="13.335cm" svg:y="16.51cm">
          <text:p text:style-name="P1"><text:span text:style-name="T1">div</text:span></text:p>
        </draw:rect>
        <draw:rect draw:style-name="gr3" draw:text-style-name="P2" xml:id="id53" draw:id="id53" draw:layer="layout" svg:width="2.223cm" svg:height="1.27cm" svg:x="13.335cm" svg:y="18.215cm">
          <text:p text:style-name="P1"><text:span text:style-name="T1">div</text:span></text:p>
        </draw:rect>
        <draw:rect draw:style-name="gr3" draw:text-style-name="P2" xml:id="id54" draw:id="id54" draw:layer="layout" svg:width="2.223cm" svg:height="1.27cm" svg:x="17.145cm" svg:y="16.51cm">
          <text:p text:style-name="P1"><text:span text:style-name="T1">#tabs</text:span></text:p>
        </draw:rect>
        <draw:connector draw:style-name="gr1" draw:text-style-name="P1" draw:layer="layout" svg:x1="6.35cm" svg:y1="14.446cm" svg:x2="8.255cm" svg:y2="12.224cm" draw:start-shape="id47" draw:end-shape="id48" draw:end-glue-point="3" svg:d="M6350 14446h953v-2222h952">
          <text:p/>
        </draw:connector>
        <draw:connector draw:style-name="gr1" draw:text-style-name="P1" draw:layer="layout" svg:x1="6.35cm" svg:y1="14.446cm" svg:x2="8.255cm" svg:y2="14.446cm" draw:start-shape="id47" draw:start-glue-point="1" draw:end-shape="id49" draw:end-glue-point="3" svg:d="M6350 14446h1905">
          <text:p/>
        </draw:connector>
        <draw:connector draw:style-name="gr1" draw:text-style-name="P1" draw:layer="layout" svg:x1="6.35cm" svg:y1="14.446cm" svg:x2="8.255cm" svg:y2="16.986cm" draw:start-shape="id47" draw:start-glue-point="1" draw:end-shape="id50" svg:d="M6350 14446h953v2540h952">
          <text:p/>
        </draw:connector>
        <draw:connector draw:style-name="gr1" draw:text-style-name="P1" draw:layer="layout" svg:x1="11.747cm" svg:y1="16.986cm" svg:x2="13.335cm" svg:y2="15.457cm" draw:start-shape="id50" draw:start-glue-point="1" draw:end-shape="id51" draw:end-glue-point="3" svg:d="M11747 16986h794v-1529h794">
          <text:p/>
        </draw:connector>
        <draw:connector draw:style-name="gr1" draw:text-style-name="P1" draw:layer="layout" svg:x1="11.747cm" svg:y1="16.986cm" svg:x2="13.335cm" svg:y2="17.145cm" draw:start-shape="id50" draw:start-glue-point="1" draw:end-shape="id52" draw:end-glue-point="3" svg:d="M11747 16986h794v159h794">
          <text:p/>
        </draw:connector>
        <draw:connector draw:style-name="gr1" draw:text-style-name="P1" draw:layer="layout" svg:x1="11.747cm" svg:y1="16.986cm" svg:x2="13.335cm" svg:y2="18.85cm" draw:start-shape="id50" draw:start-glue-point="1" draw:end-shape="id53" draw:end-glue-point="3" svg:d="M11747 16986h794v1864h794">
          <text:p/>
        </draw:connector>
        <draw:connector draw:style-name="gr1" draw:text-style-name="P1" draw:layer="layout" svg:x1="15.558cm" svg:y1="17.145cm" svg:x2="17.145cm" svg:y2="17.145cm" draw:start-shape="id52" draw:start-glue-point="1" svg:d="M15558 17145h1587">
          <text:p/>
        </draw:connector>
        <draw:connector draw:style-name="gr1" draw:text-style-name="P1" draw:layer="layout" svg:x1="19.368cm" svg:y1="17.145cm" svg:x2="22.225cm" svg:y2="9.524cm" draw:start-shape="id54" draw:start-glue-point="1" draw:end-shape="id55" draw:end-glue-point="3" svg:d="M19368 17145h1429v-7621h1428">
          <text:p/>
        </draw:connector>
        <draw:connector draw:style-name="gr1" draw:text-style-name="P1" draw:layer="layout" svg:x1="19.368cm" svg:y1="17.145cm" svg:x2="22.226cm" svg:y2="11.429cm" draw:start-shape="id54" draw:start-glue-point="1" draw:end-shape="id56" draw:end-glue-point="3" svg:d="M19368 17145h1429v-5716h1429">
          <text:p/>
        </draw:connector>
        <draw:connector draw:style-name="gr1" draw:text-style-name="P1" draw:layer="layout" svg:x1="19.368cm" svg:y1="17.145cm" svg:x2="22.225cm" svg:y2="13.334cm" draw:start-shape="id54" draw:start-glue-point="1" draw:end-shape="id57" draw:end-glue-point="3" svg:d="M19368 17145h1429v-3811h1428">
          <text:p/>
        </draw:connector>
        <draw:connector draw:style-name="gr1" draw:text-style-name="P1" draw:layer="layout" svg:x1="19.368cm" svg:y1="17.145cm" svg:x2="22.225cm" svg:y2="15.24cm" draw:start-shape="id54" draw:start-glue-point="1" draw:end-shape="id58" draw:end-glue-point="3" svg:d="M19368 17145h1429v-1905h1428">
          <text:p/>
        </draw:connector>
        <draw:connector draw:style-name="gr1" draw:text-style-name="P1" draw:layer="layout" svg:x1="19.368cm" svg:y1="17.145cm" svg:x2="22.225cm" svg:y2="19.049cm" draw:start-shape="id54" draw:start-glue-point="1" draw:end-shape="id59" draw:end-glue-point="3" svg:d="M19368 17145h1429v1904h1428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rect draw:style-name="gr6" draw:text-style-name="P4" xml:id="id62" draw:id="id6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jCharacter</text:span></text:p>
        </draw:rect>
        <draw:rect draw:style-name="gr3" draw:text-style-name="P4" xml:id="id61" draw:id="id61" draw:layer="layout" svg:width="5.397cm" svg:height="0.953cm" svg:x="5.397cm" svg:y="3.81cm">
          <text:p text:style-name="P1"><text:span text:style-name="T2">classes/jCharacter</text:span></text:p>
        </draw:rect>
        <draw:rect draw:style-name="gr3" draw:text-style-name="P4" xml:id="id60" draw:id="id60" draw:layer="layout" svg:width="5.08cm" svg:height="0.953cm" svg:x="12.382cm" svg:y="3.81cm">
          <text:p text:style-name="P1"><text:span text:style-name="T2">classes/jform</text:span></text:p>
        </draw:rect>
        <draw:connector draw:style-name="gr4" draw:text-style-name="P4" draw:layer="layout" svg:x1="12.382cm" svg:y1="4.286cm" svg:x2="10.794cm" svg:y2="4.286cm" draw:start-shape="id60" draw:start-glue-point="3" draw:end-shape="id61" draw:end-glue-point="1" svg:d="M12382 4286h-1588">
          <text:p/>
        </draw:connector>
        <draw:connector draw:style-name="gr4" draw:text-style-name="P4" draw:layer="layout" svg:x1="5.397cm" svg:y1="4.286cm" svg:x2="3.174cm" svg:y2="2.54cm" draw:start-shape="id61" draw:start-glue-point="3" draw:end-shape="id62" draw:end-glue-point="2" svg:d="M5397 4286h-2223v-1746">
          <text:p/>
        </draw:connector>
        <draw:rect draw:style-name="gr9" draw:text-style-name="P4" xml:id="id63" draw:id="id63" draw:layer="layout" svg:width="6.35cm" svg:height="0.891cm" svg:x="13.652cm" svg:y="7.364cm">
          <text:p text:style-name="P1"><text:span text:style-name="T2">classes/characterSheet</text:span></text:p>
        </draw:rect>
        <draw:connector draw:style-name="gr10" draw:text-style-name="P4" draw:layer="layout" draw:type="line" svg:x1="14.922cm" svg:y1="4.763cm" svg:x2="16.827cm" svg:y2="7.364cm" draw:start-shape="id60" draw:start-glue-point="2" draw:end-shape="id63" draw:end-glue-point="0" svg:d="M14922 4763l1905 2601">
          <text:p/>
        </draw:connector>
        <draw:rect draw:style-name="gr8" draw:text-style-name="P4" xml:id="id64" draw:id="id64" draw:layer="layout" svg:width="5.556cm" svg:height="0.953cm" svg:x="1.27cm" svg:y="10.159cm">
          <text:p text:style-name="P1"><text:span text:style-name="T2">loadCharacterTable()</text:span></text:p>
        </draw:rect>
        <draw:connector draw:style-name="gr4" draw:text-style-name="P4" draw:layer="layout" draw:type="line" svg:x1="14.922cm" svg:y1="4.763cm" svg:x2="6.826cm" svg:y2="10.635cm" draw:start-shape="id60" draw:start-glue-point="2" draw:end-shape="id64" svg:d="M14922 4763l-8096 5872">
          <text:p/>
        </draw:connector>
        <draw:connector draw:style-name="gr1" draw:text-style-name="P4" draw:layer="layout" svg:x1="8.095cm" svg:y1="4.763cm" svg:x2="6.826cm" svg:y2="10.635cm" draw:start-shape="id61" draw:start-glue-point="2" draw:end-shape="id64" draw:end-glue-point="1" svg:d="M8095 4763v5872h-1269">
          <text:p/>
        </draw:connector>
        <draw:connector draw:style-name="gr10" draw:text-style-name="P4" draw:layer="layout" draw:type="line" svg:x1="4.048cm" svg:y1="11.112cm" svg:x2="6.033cm" svg:y2="13.176cm" draw:start-shape="id64" draw:start-glue-point="2" draw:end-shape="id65" draw:end-glue-point="3" svg:d="M4048 11112l1985 2064">
          <text:p/>
        </draw:connector>
        <draw:rect draw:style-name="gr8" draw:text-style-name="P4" xml:id="id65" draw:id="id65" draw:layer="layout" svg:width="5.715cm" svg:height="0.952cm" svg:x="6.033cm" svg:y="12.7cm">
          <text:p text:style-name="P1"><text:span text:style-name="T2">loadCharacterTable()</text:span></text:p>
        </draw:rect>
        <draw:connector draw:style-name="gr11" draw:text-style-name="P4" draw:layer="layout" svg:x1="13.652cm" svg:y1="7.809cm" svg:x2="11.748cm" svg:y2="13.176cm" draw:start-shape="id63" draw:start-glue-point="3" draw:end-shape="id65" draw:end-glue-point="1" svg:d="M13652 7809h-952v5367h-952">
          <text:p/>
        </draw:connector>
        <draw:rect draw:style-name="gr8" draw:text-style-name="P4" xml:id="id66" draw:id="id66" draw:layer="layout" svg:width="6.032cm" svg:height="0.953cm" svg:x="6.033cm" svg:y="14.604cm">
          <text:p text:style-name="P1"><text:span text:style-name="T2">deleteCharacter()</text:span></text:p>
        </draw:rect>
        <draw:rect draw:style-name="gr8" draw:text-style-name="P4" xml:id="id67" draw:id="id67" draw:layer="layout" svg:width="6.032cm" svg:height="0.954cm" svg:x="6.033cm" svg:y="16.826cm">
          <text:p text:style-name="P1"><text:span text:style-name="T2">addCharacter()</text:span></text:p>
        </draw:rect>
        <draw:connector draw:style-name="gr11" draw:text-style-name="P4" draw:layer="layout" svg:x1="13.652cm" svg:y1="7.809cm" svg:x2="12.065cm" svg:y2="15.08cm" draw:start-shape="id63" draw:start-glue-point="3" draw:end-shape="id66" draw:end-glue-point="1" svg:d="M13652 7809h-793v7271h-794">
          <text:p/>
        </draw:connector>
        <draw:connector draw:style-name="gr11" draw:text-style-name="P4" draw:layer="layout" svg:x1="13.652cm" svg:y1="7.809cm" svg:x2="12.065cm" svg:y2="17.303cm" draw:start-shape="id63" draw:start-glue-point="3" draw:end-shape="id67" draw:end-glue-point="1" svg:d="M13652 7809h-793v9494h-794">
          <text:p/>
        </draw:connector>
        <draw:connector draw:style-name="gr12" draw:text-style-name="P4" draw:layer="layout" draw:type="line" svg:x1="4.048cm" svg:y1="11.112cm" svg:x2="6.033cm" svg:y2="15.08cm" draw:start-shape="id64" draw:start-glue-point="2" draw:end-shape="id66" svg:d="M4048 11112l1985 3968">
          <text:p/>
        </draw:connector>
        <draw:connector draw:style-name="gr12" draw:text-style-name="P4" draw:layer="layout" draw:type="line" svg:x1="14.922cm" svg:y1="4.763cm" svg:x2="12.065cm" svg:y2="17.303cm" draw:start-shape="id60" draw:start-glue-point="2" draw:end-shape="id67" svg:d="M14922 4763l-2857 12540">
          <text:p/>
        </draw:connector>
        <draw:rect draw:style-name="gr6" draw:text-style-name="P4" xml:id="id68" draw:id="id68" draw:layer="layout" svg:width="4.127cm" svg:height="0.891cm" svg:x="17.78cm" svg:y="11.809cm">
          <text:p text:style-name="P1"><text:span text:style-name="T2">local</text:span></text:p>
        </draw:rect>
        <draw:connector draw:style-name="gr13" draw:text-style-name="P1" draw:layer="layout" draw:type="line" svg:x1="16.827cm" svg:y1="8.255cm" svg:x2="17.78cm" svg:y2="12.254cm" draw:start-shape="id63" draw:start-glue-point="2" draw:end-shape="id68" svg:d="M16827 8255l953 3999">
          <text:p/>
        </draw:connector>
        <draw:rect draw:style-name="gr8" draw:text-style-name="P4" xml:id="id69" draw:id="id69" draw:layer="layout" svg:width="6.032cm" svg:height="0.954cm" svg:x="17.78cm" svg:y="18.413cm">
          <text:p text:style-name="P1"><text:span text:style-name="T2">addCharacter()</text:span></text:p>
        </draw:rect>
        <draw:connector draw:style-name="gr14" draw:text-style-name="P1" draw:layer="layout" svg:x1="21.907cm" svg:y1="12.254cm" svg:x2="23.812cm" svg:y2="18.89cm" draw:start-shape="id68" draw:start-glue-point="1" draw:end-shape="id69" draw:end-glue-point="1" svg:d="M21907 12254h2406v6636h-501">
          <text:p/>
        </draw:connector>
        <draw:connector draw:style-name="gr13" draw:text-style-name="P1" draw:layer="layout" draw:type="line" svg:x1="12.065cm" svg:y1="17.303cm" svg:x2="17.78cm" svg:y2="18.89cm" draw:start-shape="id67" draw:start-glue-point="1" draw:end-shape="id69" svg:d="M12065 17303l5715 1587">
          <text:p/>
        </draw:connector>
        <draw:rect draw:style-name="gr8" draw:text-style-name="P4" xml:id="id70" draw:id="id70" draw:layer="layout" svg:width="6.032cm" svg:height="0.953cm" svg:x="17.78cm" svg:y="16.827cm">
          <text:p text:style-name="P1"><text:span text:style-name="T2">deleteCharacter()</text:span></text:p>
        </draw:rect>
        <draw:connector draw:style-name="gr13" draw:text-style-name="P1" draw:layer="layout" draw:type="line" svg:x1="12.065cm" svg:y1="15.08cm" svg:x2="17.78cm" svg:y2="17.303cm" draw:start-shape="id66" draw:start-glue-point="1" draw:end-shape="id70" draw:end-glue-point="3" svg:d="M12065 15080l5715 2223">
          <text:p/>
        </draw:connector>
        <draw:rect draw:style-name="gr8" draw:text-style-name="P4" xml:id="id71" draw:id="id71" draw:layer="layout" svg:width="5.715cm" svg:height="0.952cm" svg:x="17.779cm" svg:y="14.287cm">
          <text:p text:style-name="P1"><text:span text:style-name="T2">getCharacterList()</text:span></text:p>
        </draw:rect>
        <draw:connector draw:style-name="gr13" draw:text-style-name="P1" draw:layer="layout" draw:type="line" svg:x1="11.748cm" svg:y1="13.176cm" svg:x2="17.779cm" svg:y2="14.763cm" draw:start-shape="id65" draw:start-glue-point="1" draw:end-shape="id71" draw:end-glue-point="3" svg:d="M11748 13176l6031 1587">
          <text:p/>
        </draw:connector>
        <draw:rect draw:style-name="gr3" draw:text-style-name="P4" xml:id="id72" draw:id="id72" draw:layer="layout" svg:width="5.08cm" svg:height="0.953cm" svg:x="21.272cm" svg:y="4.762cm">
          <text:p text:style-name="P1"><text:span text:style-name="T2">classes/jtable</text:span></text:p>
        </draw:rect>
        <draw:connector draw:style-name="gr13" draw:text-style-name="P1" draw:layer="layout" draw:type="line" svg:x1="11.748cm" svg:y1="13.176cm" svg:x2="21.272cm" svg:y2="5.238cm" draw:start-shape="id65" draw:start-glue-point="1" draw:end-shape="id72" svg:d="M11748 13176l9524-7938">
          <text:p/>
        </draw:connector>
        <draw:connector draw:style-name="gr14" draw:text-style-name="P1" draw:layer="layout" svg:x1="21.907cm" svg:y1="12.254cm" svg:x2="23.494cm" svg:y2="14.763cm" draw:start-shape="id68" draw:start-glue-point="1" draw:end-shape="id71" draw:end-glue-point="1" svg:d="M21907 12254h2088v2509h-501">
          <text:p/>
        </draw:connector>
        <draw:connector draw:style-name="gr14" draw:text-style-name="P1" draw:layer="layout" svg:x1="21.907cm" svg:y1="12.254cm" svg:x2="23.812cm" svg:y2="17.303cm" draw:start-shape="id68" draw:start-glue-point="1" draw:end-shape="id70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rect draw:style-name="gr6" draw:text-style-name="P4" xml:id="id74" draw:id="id7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datbase</text:span></text:p>
        </draw:rect>
        <draw:rect draw:style-name="gr3" draw:text-style-name="P4" xml:id="id73" draw:id="id73" draw:layer="layout" svg:width="5.08cm" svg:height="0.953cm" svg:x="8.572cm" svg:y="3.175cm">
          <text:p text:style-name="P1"><text:span text:style-name="T2">classes/localdb</text:span></text:p>
        </draw:rect>
        <draw:connector draw:style-name="gr15" draw:text-style-name="P1" draw:layer="layout" svg:x1="8.572cm" svg:y1="3.651cm" svg:x2="5.397cm" svg:y2="1.904cm" draw:start-shape="id73" draw:start-glue-point="3" draw:end-shape="id74" draw:end-glue-point="1" svg:d="M8572 3651h-1587v-1747h-1588">
          <text:p/>
        </draw:connector>
        <draw:rect draw:style-name="gr9" draw:text-style-name="P4" xml:id="id75" draw:id="id75" draw:layer="layout" svg:width="5.08cm" svg:height="0.953cm" svg:x="9.207cm" svg:y="8.89cm">
          <text:p text:style-name="P1"><text:span text:style-name="T2">classes/database</text:span></text:p>
        </draw:rect>
        <draw:rect draw:style-name="gr8" draw:text-style-name="P4" xml:id="id77" draw:id="id77" draw:layer="layout" svg:width="5.08cm" svg:height="0.953cm" svg:x="18.097cm" svg:y="8.89cm">
          <text:p text:style-name="P1"><text:span text:style-name="T2">create()</text:span></text:p>
        </draw:rect>
        <draw:rect draw:style-name="gr8" draw:text-style-name="P4" xml:id="id78" draw:id="id78" draw:layer="layout" svg:width="5.08cm" svg:height="0.953cm" svg:x="18.097cm" svg:y="10.478cm">
          <text:p text:style-name="P1"><text:span text:style-name="T2">drop()</text:span></text:p>
        </draw:rect>
        <draw:rect draw:style-name="gr8" draw:text-style-name="P4" xml:id="id76" draw:id="id76" draw:layer="layout" svg:width="5.08cm" svg:height="0.953cm" svg:x="18.097cm" svg:y="7.302cm">
          <text:p text:style-name="P1"><text:span text:style-name="T2">go()</text:span></text:p>
        </draw:rect>
        <draw:connector draw:style-name="gr14" draw:text-style-name="P1" draw:layer="layout" svg:x1="14.287cm" svg:y1="9.366cm" svg:x2="18.097cm" svg:y2="7.778cm" draw:start-shape="id75" draw:start-glue-point="1" draw:end-shape="id76" svg:d="M14287 9366h1905v-1588h1905">
          <text:p/>
        </draw:connector>
        <draw:connector draw:style-name="gr14" draw:text-style-name="P1" draw:layer="layout" svg:x1="14.287cm" svg:y1="9.366cm" svg:x2="18.097cm" svg:y2="9.366cm" draw:start-shape="id75" draw:start-glue-point="1" draw:end-shape="id77" draw:end-glue-point="3" svg:d="M14287 9366h3810">
          <text:p/>
        </draw:connector>
        <draw:connector draw:style-name="gr14" draw:text-style-name="P1" draw:layer="layout" svg:x1="14.287cm" svg:y1="9.366cm" svg:x2="18.097cm" svg:y2="10.954cm" draw:start-shape="id75" draw:start-glue-point="1" draw:end-shape="id78" svg:d="M14287 9366h1905v1588h1905">
          <text:p/>
        </draw:connector>
        <draw:connector draw:style-name="gr13" draw:text-style-name="P1" draw:layer="layout" draw:type="line" svg:x1="11.112cm" svg:y1="4.128cm" svg:x2="11.747cm" svg:y2="8.89cm" draw:start-shape="id73" draw:start-glue-point="2" draw:end-shape="id75" svg:d="M11112 4128l635 4762">
          <text:p/>
        </draw:connector>
        <draw:rect draw:style-name="gr6" draw:text-style-name="P4" xml:id="id79" draw:id="id79" draw:layer="layout" svg:width="4.127cm" svg:height="0.891cm" svg:x="9.841cm" svg:y="16.064cm">
          <text:p text:style-name="P1"><text:span text:style-name="T2">local</text:span></text:p>
        </draw:rect>
        <draw:rect draw:style-name="gr8" draw:text-style-name="P4" xml:id="id80" draw:id="id80" draw:layer="layout" svg:width="6.032cm" svg:height="0.954cm" svg:x="17.78cm" svg:y="18.541cm">
          <text:p text:style-name="P1"><text:span text:style-name="T2">dropTable()</text:span></text:p>
        </draw:rect>
        <draw:connector draw:style-name="gr14" draw:text-style-name="P1" draw:layer="layout" svg:x1="13.968cm" svg:y1="16.509cm" svg:x2="17.78cm" svg:y2="19.018cm" draw:start-shape="id79" draw:start-glue-point="1" draw:end-shape="id80" draw:end-glue-point="3" svg:d="M13968 16509h1906v2509h1906">
          <text:p/>
        </draw:connector>
        <draw:rect draw:style-name="gr8" draw:text-style-name="P4" xml:id="id82" draw:id="id82" draw:layer="layout" svg:width="6.032cm" svg:height="0.953cm" svg:x="17.78cm" svg:y="16.955cm">
          <text:p text:style-name="P1"><text:span text:style-name="T2">createTable()</text:span></text:p>
        </draw:rect>
        <draw:rect draw:style-name="gr8" draw:text-style-name="P4" xml:id="id81" draw:id="id81" draw:layer="layout" svg:width="5.715cm" svg:height="0.952cm" svg:x="17.779cm" svg:y="15.557cm">
          <text:p text:style-name="P1"><text:span text:style-name="T2">go()</text:span></text:p>
        </draw:rect>
        <draw:connector draw:style-name="gr14" draw:text-style-name="P1" draw:layer="layout" svg:x1="13.968cm" svg:y1="16.509cm" svg:x2="17.779cm" svg:y2="16.033cm" draw:start-shape="id79" draw:start-glue-point="1" draw:end-shape="id81" draw:end-glue-point="3" svg:d="M13968 16509h1906v-476h1905">
          <text:p/>
        </draw:connector>
        <draw:connector draw:style-name="gr14" draw:text-style-name="P1" draw:layer="layout" svg:x1="13.968cm" svg:y1="16.509cm" svg:x2="17.78cm" svg:y2="17.431cm" draw:start-shape="id79" draw:start-glue-point="1" draw:end-shape="id82" draw:end-glue-point="3" svg:d="M13968 16509h1906v922h1906">
          <text:p/>
        </draw:connector>
        <draw:connector draw:style-name="gr13" draw:text-style-name="P1" draw:layer="layout" draw:type="line" svg:x1="11.747cm" svg:y1="9.843cm" svg:x2="11.904cm" svg:y2="16.064cm" draw:start-shape="id75" draw:start-glue-point="2" draw:end-shape="id79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rect draw:style-name="gr6" draw:text-style-name="P4" xml:id="id84" draw:id="id8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map</text:span></text:p>
        </draw:rect>
        <draw:rect draw:style-name="gr3" draw:text-style-name="P4" xml:id="id83" draw:id="id83" draw:layer="layout" svg:width="5.08cm" svg:height="0.953cm" svg:x="8.572cm" svg:y="3.175cm">
          <text:p text:style-name="P1"><text:span text:style-name="T2">classes/map</text:span></text:p>
        </draw:rect>
        <draw:connector draw:style-name="gr15" draw:text-style-name="P1" draw:layer="layout" svg:x1="8.572cm" svg:y1="3.651cm" svg:x2="5.397cm" svg:y2="1.904cm" draw:start-shape="id83" draw:start-glue-point="3" draw:end-shape="id84" draw:end-glue-point="1" svg:d="M8572 3651h-1587v-1747h-1588">
          <text:p/>
        </draw:connector>
        <draw:rect draw:style-name="gr3" draw:text-style-name="P4" draw:layer="layout" svg:width="2.857cm" svg:height="0.953cm" svg:x="1.27cm" svg:y="6.35cm">
          <text:p text:style-name="P1"><text:span text:style-name="T2">table</text:span></text:p>
        </draw:rect>
        <draw:rect draw:style-name="gr3" draw:text-style-name="P4" draw:layer="layout" svg:width="2.857cm" svg:height="0.953cm" svg:x="2.858cm" svg:y="7.937cm">
          <text:p text:style-name="P1"><text:span text:style-name="T2">tr</text:span></text:p>
        </draw:rect>
        <draw:rect draw:style-name="gr3" draw:text-style-name="P4" draw:layer="layout" svg:width="2.857cm" svg:height="0.953cm" svg:x="4.127cm" svg:y="9.524cm">
          <text:p text:style-name="P1"><text:span text:style-name="T2">td</text:span></text:p>
        </draw:rect>
        <draw:rect draw:style-name="gr3" draw:text-style-name="P4" draw:layer="layout" svg:width="6.032cm" svg:height="0.953cm" svg:x="5.08cm" svg:y="11.112cm">
          <text:p text:style-name="P1"><text:span text:style-name="T2">div .space .emptySpace</text:span></text:p>
        </draw:rect>
        <draw:rect draw:style-name="gr3" draw:text-style-name="P4" draw:layer="layout" svg:width="6.032cm" svg:height="0.953cm" svg:x="16.192cm" svg:y="7.62cm">
          <text:p text:style-name="P1"><text:span text:style-name="T2">div .space</text:span></text:p>
        </draw:rect>
        <draw:rect draw:style-name="gr3" draw:text-style-name="P4" draw:layer="layout" svg:width="6.032cm" svg:height="0.953cm" svg:x="16.192cm" svg:y="11.429cm">
          <text:p text:style-name="P1"><text:span text:style-name="T2">div .space</text:span></text:p>
        </draw:rect>
        <draw:rect draw:style-name="gr3" draw:text-style-name="P4" draw:layer="layout" svg:width="6.032cm" svg:height="0.953cm" svg:x="17.78cm" svg:y="9.207cm">
          <text:p text:style-name="P1"><text:span text:style-name="T2">div .tile</text:span></text:p>
        </draw:rect>
        <draw:rect draw:style-name="gr3" draw:text-style-name="P4" draw:layer="layout" svg:width="6.032cm" svg:height="0.953cm" svg:x="17.78cm" svg:y="13.017cm">
          <text:p text:style-name="P1"><text:span text:style-name="T2">div .tile</text:span></text:p>
        </draw:rect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16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30T13:32:13.86</dc:date>
    <meta:editing-duration>PT6H46M1S</meta:editing-duration>
    <meta:editing-cycles>9</meta:editing-cycles>
    <meta:generator>OpenOffice/4.1.1$Win32 OpenOffice.org_project/411m6$Build-9775</meta:generator>
    <dc:creator>james </dc:creator>
    <meta:document-statistic meta:object-count="227"/>
  </office:meta>
</office:document-meta>
</file>